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96832531184274820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334441376976385297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981804320551418796"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92316742379606931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534870119489566073"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793877969434006992"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2839536040727885248"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506818424736744210"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8578457" text:continue-list="list2839536040727885248"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55284104058170793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858621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8577188"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8588314"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8571894"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8580951"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3355015732134743362"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153923255700514152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399010049318369058"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8593290"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360678311603508044"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27279482556815074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827650930807946997" text:style-name="L15">
        <text:list-item>
          <text:list>
            <text:list-header>
              <text:p text:style-name="P183">1.5 miles averaging about 9:40/mile and rest 1 min</text:p>
            </text:list-header>
          </text:list>
        </text:list-item>
      </text:list>
      <text:p text:style-name="P24">1 mile in 8:26 and rest 2 min</text:p>
      <text:list xml:id="list8643702619206382446"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108552589862272756"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599732"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510376481732278310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615236744860524543"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2962945367291492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8572149" text:continue-list="list7615236744860524543" text:style-name="L19">
        <text:list-item>
          <text:list>
            <text:list-header>
              <text:p text:style-name="P187">(Pace*HR)=1240</text:p>
            </text:list-header>
          </text:list>
        </text:list-item>
      </text:list>
      <text:list xml:id="list38593960" text:continue-list="list5103764817322783100" text:style-name="L18">
        <text:list-item>
          <text:list>
            <text:list-header>
              <text:p text:style-name="P186">2 miles at 10:46/mile Ave HR= 121 bpm and rest a few minutes</text:p>
            </text:list-header>
          </text:list>
        </text:list-item>
      </text:list>
      <text:list xml:id="list38592040" text:continue-list="list3857214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858497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281993305333554068"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30452094913088578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325599168521726901"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6592564508701547756"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04436009407378464"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996760467846977923"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8586665"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8601289"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73455876955974778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42790878999290894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40396313286698253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520465143968593405"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618553012925224365"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647740457241769127" text:style-name="L32">
        <text:list-item>
          <text:list>
            <text:list-header>
              <text:p text:style-name="P197">0.25 miles in 2:54</text:p>
              <text:p text:style-name="P197">1 mile in 9:21 going faster as I ran and ending at around 8:30 pace</text:p>
            </text:list-header>
          </text:list>
        </text:list-item>
      </text:list>
      <text:list xml:id="list784067350935760501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715626666974391097"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42350255535476674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105498716384313855"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164583456856259903" text:style-name="L37">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oft-page-break/><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29T18:32:42.77</dc:date>
    <dc:creator>James Lombardi</dc:creator>
    <meta:editing-duration>P27DT13H58M43S</meta:editing-duration>
    <meta:editing-cycles>2039</meta:editing-cycles>
    <meta:generator>OpenOffice/4.1.2$Win32 OpenOffice.org_project/412m3$Build-9782</meta:generator>
    <meta:document-statistic meta:table-count="0" meta:image-count="9" meta:object-count="0" meta:page-count="202" meta:paragraph-count="5878" meta:word-count="63630" meta:character-count="326095"/>
  </office:meta>
</office:document-meta>
</file>